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2baa5c" officeooo:paragraph-rsid="002baa5c"/>
    </style:style>
    <style:style style:name="P5" style:family="paragraph" style:parent-style-name="Text_20_body">
      <style:text-properties style:font-name="Liberation Sans1" fo:font-weight="normal" officeooo:rsid="003d7926" officeooo:paragraph-rsid="003d7926" style:font-weight-asian="normal" style:font-weight-complex="normal"/>
    </style:style>
    <style:style style:name="P6" style:family="paragraph" style:parent-style-name="Text_20_body">
      <style:text-properties officeooo:rsid="002d8d81" officeooo:paragraph-rsid="002d8d81"/>
    </style:style>
    <style:style style:name="P7" style:family="paragraph" style:parent-style-name="Title">
      <style:text-properties officeooo:rsid="003de8e0" officeooo:paragraph-rsid="003de8e0"/>
    </style:style>
    <style:style style:name="P8" style:family="paragraph" style:parent-style-name="Heading_20_1">
      <style:text-properties style:font-name="Liberation Sans1"/>
    </style:style>
    <style:style style:name="P9" style:family="paragraph" style:parent-style-name="Heading_20_1">
      <style:text-properties style:font-name="Liberation Sans1" officeooo:rsid="002baa5c" officeooo:paragraph-rsid="002baa5c"/>
    </style:style>
    <style:style style:name="P10" style:family="paragraph" style:parent-style-name="Heading_20_1">
      <style:text-properties style:font-name="Liberation Sans1" officeooo:rsid="0012b8a1" officeooo:paragraph-rsid="0012b8a1"/>
    </style:style>
    <style:style style:name="P11" style:family="paragraph" style:parent-style-name="Heading_20_1">
      <style:text-properties style:font-name="Liberation Sans1" officeooo:rsid="000c3824" officeooo:paragraph-rsid="000c3824"/>
    </style:style>
    <style:style style:name="P12" style:family="paragraph" style:parent-style-name="Heading_20_1">
      <style:text-properties officeooo:rsid="00300693" officeooo:paragraph-rsid="00300693"/>
    </style:style>
    <style:style style:name="P13" style:family="paragraph" style:parent-style-name="Heading_20_3">
      <style:text-properties style:font-name="Liberation Sans1" officeooo:rsid="000c3824" officeooo:paragraph-rsid="000c3824"/>
    </style:style>
    <style:style style:name="P14" style:family="paragraph" style:parent-style-name="Text_20_body" style:list-style-name="L1">
      <style:text-properties style:font-name="Liberation Sans1" officeooo:paragraph-rsid="000f3e78"/>
    </style:style>
    <style:style style:name="P15" style:family="paragraph" style:parent-style-name="Text_20_body" style:list-style-name="L2">
      <style:text-properties style:font-name="Liberation Sans1" officeooo:rsid="000c3824" officeooo:paragraph-rsid="000c3824"/>
    </style:style>
    <style:style style:name="P16" style:family="paragraph" style:parent-style-name="Text_20_body" style:list-style-name="L3">
      <style:text-properties style:font-name="Liberation Sans1" officeooo:rsid="0028f07d" officeooo:paragraph-rsid="0038bacf"/>
    </style:style>
    <style:style style:name="P17" style:family="paragraph" style:parent-style-name="Text_20_body" style:list-style-name="L3">
      <style:text-properties style:font-name="Liberation Sans1" officeooo:rsid="003de8e0" officeooo:paragraph-rsid="003de8e0"/>
    </style:style>
    <style:style style:name="P18" style:family="paragraph" style:parent-style-name="Text_20_body" style:list-style-name="L3">
      <style:text-properties style:font-name="Liberation Sans1" officeooo:rsid="003cf750" officeooo:paragraph-rsid="003cf750"/>
    </style:style>
    <style:style style:name="P19" style:family="paragraph" style:parent-style-name="Text_20_body" style:list-style-name="L3">
      <style:text-properties style:font-name="Liberation Sans1" officeooo:rsid="002901ad" officeooo:paragraph-rsid="002901ad"/>
    </style:style>
    <style:style style:name="P20" style:family="paragraph" style:parent-style-name="Text_20_body" style:list-style-name="L3">
      <style:text-properties style:font-name="Liberation Sans1" officeooo:rsid="002cfe3a" officeooo:paragraph-rsid="002cfe3a"/>
    </style:style>
    <style:style style:name="P21" style:family="paragraph" style:parent-style-name="Text_20_body" style:list-style-name="L4">
      <style:text-properties style:font-name="Liberation Sans1" fo:font-style="normal" officeooo:rsid="0028f07d" officeooo:paragraph-rsid="00313ef6" style:font-style-asian="normal" style:font-style-complex="normal"/>
    </style:style>
    <style:style style:name="P22" style:family="paragraph" style:parent-style-name="Text_20_body" style:list-style-name="L5">
      <style:text-properties style:font-name="Liberation Sans1" fo:font-style="normal" officeooo:rsid="0028f07d" officeooo:paragraph-rsid="003e6630" style:font-style-asian="normal" style:font-style-complex="normal"/>
    </style:style>
    <style:style style:name="P23" style:family="paragraph" style:parent-style-name="Text_20_body" style:list-style-name="L3">
      <style:text-properties officeooo:paragraph-rsid="0038bacf"/>
    </style:style>
    <style:style style:name="P24" style:family="paragraph" style:parent-style-name="Text_20_body" style:list-style-name="L3">
      <style:text-properties officeooo:paragraph-rsid="003bffc3"/>
    </style:style>
    <style:style style:name="P25" style:family="paragraph" style:parent-style-name="Text_20_body" style:list-style-name="L4">
      <style:text-properties officeooo:paragraph-rsid="003ac7db"/>
    </style:style>
    <style:style style:name="P26" style:family="paragraph" style:parent-style-name="Text_20_body" style:list-style-name="L5">
      <style:text-properties officeooo:rsid="00300693" officeooo:paragraph-rsid="003e6630"/>
    </style:style>
    <style:style style:name="P27" style:family="paragraph" style:parent-style-name="Text_20_body" style:list-style-name="L4">
      <style:text-properties fo:font-style="normal" officeooo:rsid="003048ae" officeooo:paragraph-rsid="003a28d8" style:font-style-asian="normal" style:font-style-complex="normal"/>
    </style:style>
    <style:style style:name="P28" style:family="paragraph" style:parent-style-name="Text_20_body" style:list-style-name="L5">
      <style:text-properties fo:font-style="normal" officeooo:rsid="003048ae" officeooo:paragraph-rsid="003e6630" style:font-style-asian="normal" style:font-style-complex="normal"/>
    </style:style>
    <style:style style:name="P29" style:family="paragraph" style:parent-style-name="Text_20_body" style:list-style-name="L5">
      <style:text-properties officeooo:paragraph-rsid="003e6630"/>
    </style:style>
    <style:style style:name="P30" style:family="paragraph" style:parent-style-name="Text_20_body" style:list-style-name="L5">
      <style:text-properties officeooo:rsid="000e2842" officeooo:paragraph-rsid="003e6630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officeooo:rsid="00190875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weight="bold" style:font-weight-asian="bold" style:font-weight-complex="bold"/>
    </style:style>
    <style:style style:name="T8" style:family="text">
      <style:text-properties style:font-name="Liberation Sans1" fo:font-weight="normal" style:font-weight-asian="normal" style:font-weight-complex="normal"/>
    </style:style>
    <style:style style:name="T9" style:family="text">
      <style:text-properties style:font-name="Liberation Sans1" officeooo:rsid="0028f07d"/>
    </style:style>
    <style:style style:name="T10" style:family="text">
      <style:text-properties style:font-name="Liberation Sans1" officeooo:rsid="003048ae"/>
    </style:style>
    <style:style style:name="T11" style:family="text">
      <style:text-properties style:font-name="Liberation Sans1" officeooo:rsid="002d804b"/>
    </style:style>
    <style:style style:name="T12" style:family="text">
      <style:text-properties style:font-name="Liberation Sans1" officeooo:rsid="0032b75d"/>
    </style:style>
    <style:style style:name="T13" style:family="text">
      <style:text-properties style:font-name="Liberation Sans1" officeooo:rsid="0035c7f0"/>
    </style:style>
    <style:style style:name="T14" style:family="text">
      <style:text-properties style:font-name="Liberation Sans1" officeooo:rsid="003a28d8"/>
    </style:style>
    <style:style style:name="T15" style:family="text">
      <style:text-properties style:font-name="Liberation Sans1" officeooo:rsid="003a53f4"/>
    </style:style>
    <style:style style:name="T16" style:family="text">
      <style:text-properties style:font-name="Liberation Sans1" fo:font-style="normal" style:font-style-asian="normal" style:font-style-complex="normal"/>
    </style:style>
    <style:style style:name="T17" style:family="text">
      <style:text-properties style:font-name="Liberation Sans1" fo:font-style="normal" officeooo:rsid="002d804b" style:font-style-asian="normal" style:font-style-complex="normal"/>
    </style:style>
    <style:style style:name="T18" style:family="text">
      <style:text-properties style:font-name="Liberation Sans1" fo:font-style="normal" officeooo:rsid="0032b75d" style:font-style-asian="normal" style:font-style-complex="normal"/>
    </style:style>
    <style:style style:name="T19" style:family="text">
      <style:text-properties style:font-name="Liberation Sans1" fo:font-style="normal" officeooo:rsid="0035c7f0" style:font-style-asian="normal" style:font-style-complex="normal"/>
    </style:style>
    <style:style style:name="T20" style:family="text">
      <style:text-properties style:font-name="Liberation Sans1" fo:font-style="normal" officeooo:rsid="003bffc3" style:font-style-asian="normal" style:font-style-complex="normal"/>
    </style:style>
    <style:style style:name="T21" style:family="text">
      <style:text-properties style:font-name="Liberation Sans1" fo:font-style="normal" officeooo:rsid="003ac7db" style:font-style-asian="normal" style:font-style-complex="normal"/>
    </style:style>
    <style:style style:name="T22" style:family="text">
      <style:text-properties style:font-name="Liberation Sans1" officeooo:rsid="003cf75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3de8e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énéralités sur les vecteurs</text:p>
      <text:h text:style-name="P8" text:outline-level="1">Programme</text:h>
      <text:p text:style-name="P1"><text:span text:style-name="T2">Contenus</text:span><text:span text:style-name="T3"> :</text:span></text:p>
      <text:list xml:id="list2021035434" text:style-name="L1">
        <text:list-item>
          <text:p text:style-name="P14">Vecteur MM ' associé à la translation qui transforme M en M'. Direction, sens et norme.</text:p>
        </text:list-item>
        <text:list-item>
          <text:p text:style-name="P14">Égalité de deux vecteurs. Notation u . Vecteur nul.</text:p>
        </text:list-item>
        <text:list-item>
          <text:p text:style-name="P14">Somme de deux vecteurs en lien avec l’enchaînement des translations. Relation de Chasles.</text:p>
        </text:list-item>
        <text:list-item>
          <text:p text:style-name="P14">Produit d’un vecteur par un nombre réel. Colinéarité de deux vecteurs.</text:p>
        </text:list-item>
        <text:list-item>
          <text:p text:style-name="P14">Déterminant de deux vecteurs dans une base orthonormée, critère de colinéarité. Application à l’alignement, au parallélisme.</text:p>
        </text:list-item>
        <text:list-item>
          <text:p text:style-name="P14">Vecteur directeur d’une droite.</text:p>
        </text:list-item>
      </text:list>
      <text:p text:style-name="P2"><text:span text:style-name="T2">Capacités attendues</text:span> :</text:p>
      <text:list xml:id="list2532318207" text:style-name="L2">
        <text:list-item>
          <text:p text:style-name="P15">Représenter géométriquement des vecteurs.</text:p>
        </text:list-item>
        <text:list-item>
          <text:p text:style-name="P15">Construire géométriquement la somme de deux vecteurs.</text:p>
        </text:list-item>
        <text:list-item>
          <text:p text:style-name="P15">Caractériser alignement et parallélisme par la colinéarité de vecteurs.</text:p>
        </text:list-item>
        <text:list-item>
          <text:p text:style-name="P15">Résoudre des problèmes de géométrie plane sur des figures simples ou complexes (triangles, quadrilatères, cercles).</text:p>
        </text:list-item>
      </text:list>
      <text:p text:style-name="P3"><text:span text:style-name="T1">Approfondissement possible</text:span><text:span text:style-name="T4"> :</text:span></text:p>
      <text:p text:style-name="P3">Définition vectorielle des homothéties.</text:p>
      <text:h text:style-name="P9" text:outline-level="1">Remarques</text:h>
      <text:p text:style-name="P4">Pour le moment, les vecteurs n’utilisent pas de coordonnées : ce sont simplement le résultat d’une translation (d’un glissement).</text:p>
      <text:p text:style-name="P6"><text:span text:style-name="T6">Les objets géométriques sont pour l’instant vus comme des </text:span><text:span text:style-name="T7">ensemble de points</text:span><text:span text:style-name="T8">.</text:span></text:p>
      <text:p text:style-name="P5">Il est possible de faire une activité inter-disciplinaire.</text:p>
      <text:h text:style-name="P10" text:outline-level="1">Objectif<text:span text:style-name="T5">s</text:span> d’apprentissage</text:h>
      <text:list xml:id="list1703045363" text:style-name="L3">
        <text:list-item>
          <text:p text:style-name="P16">Associer une translation à son vecteur associé.</text:p>
        </text:list-item>
        <text:list-item>
          <text:p text:style-name="P23"><text:soft-page-break/><text:span text:style-name="T14">Représenter l’application d’</text:span><text:span text:style-name="T9">un </text:span><text:span text:style-name="T10">vecteur à un point</text:span><text:span text:style-name="T9">, et reconnaître ses propriétés : </text:span><text:span text:style-name="T10">distance parcourue, direction, parallélisme des segments obtenus</text:span><text:span text:style-name="T9">.</text:span></text:p>
        </text:list-item>
        <text:list-item>
          <text:p text:style-name="P24"><text:span text:style-name="T11">Reconnaître </text:span><text:span text:style-name="T12">des vecteurs égaux, </text:span><text:span text:style-name="T13">opposés</text:span><text:span text:style-name="T12">, ainsi que le </text:span><text:span text:style-name="T11">vecteur nul. </text:span><text:span text:style-name="T22">Reconnaître des vecteurs colinéaires.</text:span></text:p>
        </text:list-item>
        <text:list-item>
          <text:p text:style-name="P17">Déterminer graphiquement le résultat d’un vecteur mutiplié par un réel.</text:p>
        </text:list-item>
        <text:list-item>
          <text:p text:style-name="P18">TODO : relations utilisant le milieu d’un segment ? <text:span text:style-name="T25">(</text:span><text:span text:style-name="T25"><draw:frame draw:style-name="fr1" draw:name="Objet1" text:anchor-type="as-char" svg:y="-0.452cm" svg:width="3.366cm" svg:height="0.6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5">)</text:span></text:p>
        </text:list-item>
        <text:list-item>
          <text:p text:style-name="P19">Additionner et inverser des vecteurs, obtenir la translation qui en résulte.</text:p>
        </text:list-item>
        <text:list-item>
          <text:p text:style-name="P20">Appliquer la relation de Chasles.</text:p>
        </text:list-item>
      </text:list>
      <text:h text:style-name="P12" text:outline-level="1">Articulation de la séquence</text:h>
      <text:list xml:id="list808787433" text:style-name="L5">
        <text:list-item>
          <text:p text:style-name="P26">Associer une translation à son vecteur associé :<text:line-break/>Une activité fait (ré-)émerger la notion de translation comme un <text:span text:style-name="T23">objet mathématique</text:span><text:span text:style-name="T24">, qui puisse être ré-appliqué.<text:line-break/>On finira par l’introduction de la notion du vecteur.</text:span></text:p>
        </text:list-item>
        <text:list-item>
          <text:p text:style-name="P28"><text:span text:style-name="T14">Représenter l’application d’</text:span><text:span text:style-name="T9">un </text:span><text:span text:style-name="T6">vecteur à un point</text:span><text:span text:style-name="T9">, et reconnaître ses propriétés : </text:span><text:span text:style-name="T6">distance parcourue, direction, parallélisme des segments obtenus</text:span><text:span text:style-name="T9">.<text:line-break/></text:span><text:span text:style-name="T15">On « complétera » l’action d’un vecteur sur un ensemble de points.</text:span></text:p>
        </text:list-item>
        <text:list-item>
          <text:p text:style-name="P29"><text:span text:style-name="T17">Reconnaître </text:span><text:span text:style-name="T18">des vecteurs égaux.</text:span><text:span text:style-name="T17"><text:line-break/></text:span><text:span text:style-name="T20">On va commencer à appliquer des vecteurs différents à différents points. Le résultat ne pourra donc pas être interprété globalement comme une translation.</text:span><text:span text:style-name="T21"><text:line-break/>On pourra utiliser ceci pour commencer à additionner des vecteurs.</text:span></text:p>
        </text:list-item>
        <text:list-item>
          <text:p text:style-name="P30"><text:span text:style-name="T21">R</text:span><text:span text:style-name="T16">econnaître des vecteurs opposés</text:span><text:span text:style-name="T18">, ainsi que le </text:span><text:span text:style-name="T17">vecteur nul.</text:span></text:p>
        </text:list-item>
        <text:list-item>
          <text:p text:style-name="P22">Additionner et inverser des vecteurs, obtenir la translation qui en résulte.</text:p>
        </text:list-item>
        <text:list-item>
          <text:p text:style-name="P22">Appliquer la relation de Chasles.</text:p>
        </text:list-item>
      </text:list>
      <text:h text:style-name="P11" text:outline-level="1">Séances</text:h>
      <text:h text:style-name="P13" text:outline-level="3">Séance 1</text:h>
      <text:p text:style-name="P3"/>
      <text:h text:style-name="P13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10-10T14:21:38.860988505</dc:date>
    <meta:editing-duration>PT1H41M30S</meta:editing-duration>
    <meta:editing-cycles>57</meta:editing-cycles>
    <meta:document-statistic meta:table-count="0" meta:image-count="0" meta:object-count="1" meta:page-count="2" meta:paragraph-count="38" meta:word-count="397" meta:character-count="2629" meta:non-whitespace-character-count="2293"/>
  </office:meta>
</office:document-meta>
</file>

<file path=Object 1/content.xml><?xml version="1.0" encoding="utf-8"?>
<math xmlns="http://www.w3.org/1998/Math/MathML" display="block">
  <semantics>
    <mrow>
      <mrow>
        <mrow>
          <mover accent="true">
            <mi mathvariant="italic">XA</mi>
            <mo stretchy="true">⃗</mo>
          </mover>
          <mo stretchy="false">+</mo>
          <mover accent="true">
            <mi mathvariant="italic">XB</mi>
            <mo stretchy="true">⃗</mo>
          </mover>
        </mrow>
        <mo stretchy="false">=</mo>
        <mn>2</mn>
      </mrow>
      <mover accent="true">
        <mi mathvariant="italic">XM</mi>
        <mo stretchy="true">⃗</mo>
      </mover>
    </mrow>
    <annotation encoding="StarMath 5.0">widevec XA + widevec XB = 2 widevec XM</annotation>
  </semantics>
</math>
</file>